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064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12.116cm"/>
    </style:style>
    <style:style style:name="co9" style:family="table-column">
      <style:table-column-properties fo:break-before="auto" style:column-width="12.395cm"/>
    </style:style>
    <style:style style:name="ro13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11.425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1.282cm" fo:break-before="auto" style:use-optimal-row-height="true"/>
    </style:style>
    <style:style style:name="ro19" style:family="table-row">
      <style:table-row-properties style:row-height="1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L4">
      <style:table-cell-properties style:vertical-align="middle"/>
      <style:paragraph-properties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L5">
      <style:table-cell-properties style:vertical-align="middle"/>
    </style:style>
    <style:style style:name="ce10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L5">
      <style:table-cell-properties style:text-align-source="value-type" style:repeat-content="false"/>
      <style:paragraph-properties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vertical-align="middle"/>
    </style:style>
    <style:style style:name="ce16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7" style:family="table-cell" style:parent-style-name="L6">
      <style:table-cell-properties style:text-align-source="value-type" style:repeat-content="false"/>
      <style:paragraph-properties fo:margin-left="0cm"/>
    </style:style>
    <style:style style:name="ce18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9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20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L7">
      <style:table-cell-properties style:vertical-align="middle"/>
    </style:style>
    <style:style style:name="ce24" style:family="table-cell" style:parent-style-name="L7">
      <style:table-cell-properties style:text-align-source="value-type" style:repeat-content="false"/>
      <style:paragraph-properties fo:margin-left="0cm"/>
    </style:style>
    <style:style style:name="ce25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6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L8">
      <style:table-cell-properties style:vertical-align="middle"/>
      <style:paragraph-properties fo:margin-left="0cm"/>
    </style:style>
    <style:style style:name="ce28" style:family="table-cell" style:parent-style-name="L8">
      <style:table-cell-properties style:vertical-align="middle"/>
    </style:style>
    <style:style style:name="ce29" style:family="table-cell" style:parent-style-name="L8">
      <style:table-cell-properties style:text-align-source="value-type" style:repeat-content="false"/>
      <style:paragraph-properties fo:margin-left="0cm"/>
    </style:style>
    <style:style style:name="ce30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32" style:family="table-cell" style:parent-style-name="L9">
      <style:table-cell-properties style:vertical-align="middle"/>
    </style:style>
    <style:style style:name="ce33" style:family="table-cell" style:parent-style-name="L9">
      <style:table-cell-properties style:text-align-source="value-type" style:repeat-content="false"/>
      <style:paragraph-properties fo:margin-left="0cm"/>
    </style:style>
    <style:style style:name="ce34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L10">
      <style:table-cell-properties style:vertical-align="middle"/>
    </style:style>
    <style:style style:name="ce36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7" style:family="table-cell" style:parent-style-name="L10">
      <style:table-cell-properties style:text-align-source="value-type" style:repeat-content="false"/>
      <style:paragraph-properties fo:margin-left="0cm"/>
    </style:style>
    <style:style style:name="ce38" style:family="table-cell" style:parent-style-name="Mapping">
      <style:table-cell-properties style:text-align-source="value-type" style:repeat-content="false"/>
      <style:paragraph-properties fo:margin-left="0cm"/>
    </style:style>
    <style:style style:name="ce39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Mapping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Mapping">
      <style:table-cell-properties style:vertical-align="middle"/>
    </style:style>
    <style:style style:name="ce43" style:family="table-cell" style:parent-style-name="L5">
      <style:table-cell-properties fo:wrap-option="wrap"/>
    </style:style>
    <style:style style:name="ce44" style:family="table-cell" style:parent-style-name="L4">
      <style:paragraph-properties fo:margin-left="0cm"/>
    </style:style>
    <style:style style:name="ce45" style:family="table-cell" style:parent-style-name="L3">
      <style:table-cell-properties fo:wrap-option="wrap"/>
    </style:style>
    <style:style style:name="ce46" style:family="table-cell" style:parent-style-name="L6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column table:style-name="co9" table:default-cell-style-name="Default"/>
        <table:table-row table:style-name="ro2">
          <table:table-cell office:value-type="string" table:number-columns-spanned="10" table:number-rows-spanned="1">
            <text:p>RegistreringType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  <table:table-cell table:style-name="Heading" office:value-type="string">
            <text:p>CPR Direct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  <table:table-cell table:style-name="L2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40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  <table:table-cell table:style-name="Mapping" office:value-type="string">
            <text:p>{2B2C1518-F466-491F-8149-57AFEF48CC0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  <table:table-cell table:style-name="Mapping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Attribut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Egenskab</text:p>
          </table:table-cell>
          <table:covered-table-cell table:number-columns-repeated="10"/>
          <table:covered-table-cell table:style-name="Mapping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5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number-columns-repeated="2"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6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number-columns-repeated="2"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number-columns-repeated="2"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number-columns-repeated="2"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40" office:value-type="string">
            <text:p>DTPERSBO.LOKAL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  <table:table-cell table:style-name="Mapping" office:value-type="string">
            <text:p>Date(PersonInformation.BirthDate, BirthdateUncertainty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  <table:table-cell table:style-name="Mapping" office:value-type="string">
            <text:p>First(</text:p>
            <text:p>BirthRegistration,AdditionalBirthRegistrationText,</text:p>
            <text:p>AuthorityName(BirthRegistration.BirthRegistrationAuthorityCode)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CurrentNameInformationType.AddressingName</text:p>
          </table:table-cell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  <table:table-cell table:style-name="Mapping" office:value-type="string">
            <text:p>From CurrentNameInformation:</text:p>
            <text:p>Name(FirstName_s, FirstNameMarker, MiddleName, MiddleNameMarker, LastName, LastNameMark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Decided from AS78207.EPNR</text:p>
          </table:table-cell>
          <table:table-cell table:style-name="Mapping" office:value-type="string">
            <text:p>Decided from PersonInformation.Gender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9"/>
          <table:covered-table-cell table:style-name="Mapping"/>
        </table:table-row>
        <table:table-row table:style-name="ro7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  <table:table-cell table:style-name="Mapping" office:value-type="string">
            <text:p>Max(</text:p>
            <text:p>PersonInformation.Birthdate,</text:p>
            <text:p>PersonName.NameStartDate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RegisterOplysning</text:p>
          </table:table-cell>
          <table:covered-table-cell table:number-columns-repeated="10"/>
          <table:covered-table-cell table:style-name="Mapping"/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CprBorger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True if JY64000V.FOLKEKIRK_TILH_MRK = 'F'</text:p>
          </table:table-cell>
          <table:table-cell office:value-type="string">
            <text:p>True if DTTOTAL.FKIRK = 'F'</text:p>
          </table:table-cell>
          <table:table-cell office:value-type="string">
            <text:p>True if length (AS78207.CKIRKE) &gt; 0</text:p>
          </table:table-cell>
          <table:table-cell table:style-name="Mapping" office:value-type="string">
            <text:p>True if ChurchInformationType.ChurchRelationship in ('F','M')</text:p>
          </table:table-cell>
        </table:table-row>
        <table:table-row table:style-name="ro9">
          <table:table-cell table:number-columns-repeated="4"/>
          <table:table-cell table:style-name="ce7" office:value-type="string" table:number-columns-spanned="9" table:number-rows-spanned="1">
            <text:p>FolkeregisterAdresse</text:p>
          </table:table-cell>
          <table:covered-table-cell table:style-name="ce14"/>
          <table:covered-table-cell table:style-name="ce21"/>
          <table:covered-table-cell table:style-name="ce26"/>
          <table:covered-table-cell table:style-name="ce30"/>
          <table:covered-table-cell table:style-name="ce34"/>
          <table:covered-table-cell table:style-name="Default"/>
          <table:covered-table-cell table:number-columns-repeated="2" table:style-name="ce41"/>
          <table:table-cell table:style-name="ce43" office:value-type="string">
            <text:p>From ClearWrittenAddress if not empty, otherwise from CurrentDepartureData if not empty, otherwise Null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8" table:number-rows-spanned="1">
            <text:p>DanskAdresse</text:p>
          </table:table-cell>
          <table:covered-table-cell table:number-columns-repeated="7"/>
          <table:table-cell table:style-name="L6" office:value-type="string">
            <text:p>(if source is ClearWrittenAddress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8" table:number-rows-spanned="1">
            <text:p>AddressComplete</text:p>
          </table:table-cell>
          <table:covered-table-cell table:number-columns-repeated="6"/>
          <table:covered-table-cell table:style-name="Mapping"/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Access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  <table:table-cell table:style-name="Mapping" office:value-type="string">
            <text:p>ClearWrittenAddress.Municipality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ce40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  <table:table-cell table:style-name="Mapping" office:value-type="string">
            <text:p>ClearWrittenAddress.StreetCode</text:p>
          </table:table-cell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Postal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table:style-name="ce31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  <table:table-cell table:style-name="L9"/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5100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8"/>
          <table:table-cell table:style-name="ce32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JY64401V.POSTDISTRIKT</text:p>
          </table:table-cell>
          <table:table-cell office:value-type="string">
            <text:p>DTTOTAL.POSTTXT</text:p>
          </table:table-cell>
          <table:table-cell office:value-type="string">
            <text:p>AS78205.APOST_A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office:value-type="string">
            <text:p>DTTOTAL.ETAGE</text:p>
          </table:table-cell>
          <table:table-cell office:value-type="string">
            <text:p>AS78205.AETAGE_A</text:p>
          </table:table-cell>
          <table:table-cell table:style-name="Mapping" office:value-type="string">
            <text:p>ClearWrittenAddress.Floo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8"/>
          <table:table-cell table:style-name="ce32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,</text:p>
            <text:p>AA73400V.POSTNR</text:p>
            <text:p>)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  <table:table-cell table:style-name="Mapping" office:value-type="string">
            <text:p>ClearWrittenAddress.Post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Mapping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  <table:table-cell table:style-name="Mapping" office:value-type="string">
            <text:p>ClearWrittenAddress.Door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2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6"/>
          <table:table-cell table:style-name="ce19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,</text:p>
            <text:p>Null</text:p>
            <text:p>)</text:p>
          </table:table-cell>
          <table:table-cell table:style-name="ce42" office:value-type="string">
            <text:p>DTTOTAL.POSTTXT</text:p>
          </table:table-cell>
          <table:table-cell office:value-type="string">
            <text:p>Null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 if ClearWrittenAddress.StreetCode&gt;9900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0">
          <table:table-cell table:number-columns-repeated="5"/>
          <table:table-cell table:style-name="ce13" office:value-type="string" table:number-columns-spanned="5" table:number-rows-spanned="1">
            <text:p>VerdenAdresse</text:p>
          </table:table-cell>
          <table:covered-table-cell table:number-columns-repeated="4" table:style-name="L6"/>
          <table:table-cell table:number-columns-repeated="3" table:style-name="L6" office:value-type="string">
            <text:p>Null</text:p>
          </table:table-cell>
          <table:table-cell table:style-name="ce46" office:value-type="string">
            <text:p>(Only if ClearWrittenAddress is empty and CurrentDepartureData is not empty)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ForeignAddressStructure</text:p>
          </table:table-cell>
          <table:covered-table-cell table:number-columns-repeated="3" table:style-name="L7"/>
          <table:table-cell table:number-columns-repeated="3" table:style-name="L7" office:value-type="string">
            <text:p>(N/A)</text:p>
          </table:table-cell>
          <table:table-cell table:style-name="L7"/>
        </table:table-row>
        <table:table-row table:style-name="ro3">
          <table:table-cell table:number-columns-repeated="5"/>
          <table:table-cell table:style-name="ce13"/>
          <table:table-cell/>
          <table:table-cell table:style-name="ce27" office:value-type="string" table:number-columns-spanned="3" table:number-rows-spanned="1">
            <text:p>CountryIdentificationCode</text:p>
          </table:table-cell>
          <table:covered-table-cell table:number-columns-repeated="2" table:style-name="L8"/>
          <table:table-cell table:number-columns-repeated="3" table:style-name="L8" office:value-type="string">
            <text:p>(N/A)</text:p>
          </table:table-cell>
          <table:table-cell table:style-name="L8"/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cod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ExitCountryCode</text:p>
          </table:table-cell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schem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LocationDescription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rst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1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Secon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2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Thir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3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our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4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f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5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NoteTekst</text:p>
          </table:table-cell>
          <table:covered-table-cell table:number-columns-repeated="3" table:style-name="L6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UkendtAdresseIndikator</text:p>
          </table:table-cell>
          <table:covered-table-cell table:number-columns-repeated="3" table:style-name="L7"/>
          <table:table-cell table:number-columns-repeated="3" office:value-type="string">
            <text:p>(N/A)</text:p>
          </table:table-cell>
          <table:table-cell table:style-name="Mapping" office:value-type="string">
            <text:p>False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Forsker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VEJVIS_BESKYT_DATO, JY64000V.VEJVIS_BESKYT_UM) </text:p>
            <text:p>and </text:p>
            <text:p>date(JY64000V.VEJVIS_BESK_SLTDTO, 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  <table:table-cell table:style-name="Mapping" office:value-type="string">
            <text:p>True if exists Protection whose date includes Today() and ProtectionType = 4 (Research)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NavneAdresse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ADRESSEBESKYT_DATO, JY64000V.ADR_BESKYT_UM) </text:p>
            <text:p>and </text:p>
            <text:p>date(JY64000V.ADR_BESKYT_SLTDATO, 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True if exists Protection whose date includes Today() and ProtectionType = 1 (Name and Address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PersonInformation.PNR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43"/>
          <table:table-cell table:style-name="L5" table:number-columns-repeated="2"/>
        </table:table-row>
        <table:table-row table:style-name="ro3">
          <table:table-cell table:number-columns-repeated="4"/>
          <table:table-cell table:style-name="ce7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CurrentCitizenship.CountryCode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  <table:table-cell table:style-name="Mapping" office:value-type="string">
            <text:p>False if PersonInformation.Status is 30,50,6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UdenlandskBorger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9" table:number-rows-spanned="1">
            <text:p>PersonNationalityCode</text:p>
          </table:table-cell>
          <table:covered-table-cell table:number-columns-repeated="8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[]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UkendtBorger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2">
          <table:table-cell table:number-columns-repeated="4"/>
          <table:table-cell table:style-name="ce10" office:value-type="string" table:number-columns-spanned="1" table:number-rows-spanned="3">
            <text:p>FraTidspunkt</text:p>
          </table:table-cell>
          <table:table-cell table:style-name="ce16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 JY64000V.FOLKEKIRK_MRK_UM),</text:p>
            <text:p>Date(JY64000V.KOM_TILFLYTDATO, JY64000V.KOM_TILFLYT_UM),</text:p>
            <text:p>Date(JY64000V.ADR_FRAFLYT_TS, JY64000V.ADR_FRAFLYT_UM),</text:p>
            <text:p>Date(JY64000V.ADR_TILFLYT_TS, JY64000V.ADR_TILFLYT_UM),</text:p>
            <text:p>Date(JY64000V.VEJVIS_BESKYT_DATO, JY64000V.VEJVIS_BESKYT_UM),</text:p>
            <text:p>Date(JY64000V.VEJVIS_BESK_SLTDTO, JY64000V.VEJVIS_BESK_SLT_UM),</text:p>
            <text:p>Date(JY64000V.ADRESSEBESKYT_DATO, JY64000V.ADR_BESKYT_UM),</text:p>
            <text:p>Date(JY64000V.ADR_BESKYT_SLTDATO, JY64000V.ADR_BESKYT_SLT_UM),</text:p>
            <text:p>Date(JY64000V.STATSB_RET_TS, JY64000V.STATSB_RET_UM),</text:p>
            <text:p>Date(JY64000V.STATBORG_OPHOR_TS, JY64000V.STATBORG_OPHOR_UM),</text:p>
            <text:p>Date(JY64000V.PERSONNR_OPRETDATO, 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  <table:table-cell table:style-name="Mapping" office:value-type="string">
            <text:p>Max(</text:p>
            <text:p>PersonInformation.StatusDate,</text:p>
            <text:p>ChurchInformation.StartDate,</text:p>
            <text:p>CurrentCitizenship.CitizenshipStartDate,</text:p>
            <text:p>Protection(type=1,4).StartDate,</text:p>
            <text:p>PersonInformation.PersonStartDate,</text:p>
            <text:p>PersonInformation.PersonEndDate,</text:p>
            <text:p>CurrentAddressInformation.MunicipalityArrivalDate,</text:p>
            <text:p>CurrentAddressInformation.RelocationDate,</text:p>
            <text:p>CurrentAddressInformation.StartDate,</text:p>
            <text:p>CurrentDepartureDate.ExitDate</text:p>
            <text:p>)</text:p>
          </table:table-cell>
        </table:table-row>
        <table:table-row table:style-name="ro14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15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  <table:table-cell table:style-name="Mapping" office:value-type="string">
            <text:p>Rettet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RelationListe</text:p>
          </table:table-cell>
          <table:covered-table-cell table:number-columns-repeated="11"/>
          <table:covered-table-cell table:style-name="Mapping"/>
        </table:table-row>
        <table:table-row table:style-name="ro16">
          <table:table-cell table:number-columns-repeated="2"/>
          <table:table-cell table:style-name="ce2" office:value-type="string" table:number-columns-spanned="11" table:number-rows-spanned="1">
            <text:p>Aegtefaelle</text:p>
          </table:table-cell>
          <table:covered-table-cell table:number-columns-repeated="10"/>
          <table:table-cell table:style-name="ce45" office:value-type="string">
            <text:p>CurrentCivilStatus and HistoricalCivilStatus(CorrectionMarker=' ') - only if SpousePNR has value and CivilStatus is G,F or 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6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married), False (divorced/widow)</text:p>
          </table:table-cell>
          <table:table-cell table:style-name="ce40" office:value-type="string">
            <text:p>AS78207.DCIVS (married/registered partner), False otherwise</text:p>
          </table:table-cell>
          <table:table-cell table:style-name="Mapping" office:value-type="string">
            <text:p>Date(CivilStatusStartDate, CivilStatusStartDateUncertainty) if married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False if married</text:p>
          </table:table-cell>
          <table:table-cell office:value-type="string">
            <text:p>DTCIV.HAENSLUT (married), DTCIV.HAENST (divorced/widow)</text:p>
          </table:table-cell>
          <table:table-cell table:style-name="ce40" office:value-type="string">
            <text:p>False (married/registered partner), AS78207.DCIVS otherwise</text:p>
          </table:table-cell>
          <table:table-cell table:style-name="Mapping" office:value-type="string">
            <text:p>Date(CivilStatusStartDate, CivilStatusStartDateUncertainty) if divorced/widow/dead, false otherwise</text:p>
          </table:table-cell>
        </table:table-row>
        <table:table-row table:style-name="ro17">
          <table:table-cell table:number-columns-repeated="2"/>
          <table:table-cell table:style-name="ce2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45" office:value-type="string">
            <text:p>(AN08010.SVARPERSONER where type='B' ) or (AS78207.EPNRBRN)</text:p>
          </table:table-cell>
          <table:table-cell table:style-name="L3" office:value-type="string">
            <text:p>Children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  <table:table-cell table:style-name="Mapping" office:value-type="string">
            <text:p>UUID(Child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table-cell table:style-name="L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Fader</text:p>
          </table:table-cell>
          <table:covered-table-cell table:number-columns-repeated="10"/>
          <table:table-cell table:style-name="L3" office:value-type="string">
            <text:p>Only if ParentsInformation.Fa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  <table:table-cell table:style-name="Mapping" office:value-type="string">
            <text:p>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FatherDate, ParentsInformation.Fa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 table:style-name="L3"/>
          <table:table-cell table:number-columns-repeated="3" table:style-name="L3" office:value-type="string">
            <text:p>Null</text:p>
          </table:table-cell>
          <table:table-cell table:style-name="L3"/>
        </table:table-row>
        <table:table-row table:style-name="ro18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ce45" office:value-type="string">
            <text:p>Only if ParentalAuthority.RelationPNR or Parent with a 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19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ParentalAuthority.RelationPNR) or UUID(ParentsInformation.MotherPNR) or 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CustodyEndDat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Moder</text:p>
          </table:table-cell>
          <table:covered-table-cell table:number-columns-repeated="10"/>
          <table:table-cell table:style-name="L3" office:value-type="string">
            <text:p>Only if ParentsInformation.Mo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  <table:table-cell table:style-name="Mapping" office:value-type="string">
            <text:p>UUID(ParentsInformation.Mo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MotherDate, ParentsInformation.Mo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6">
          <table:table-cell table:number-columns-repeated="2"/>
          <table:table-cell table:style-name="ce2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  <table:table-cell table:style-name="ce45" office:value-type="string">
            <text:p>CurrentCivilStatus and HistoricalCivilStatus(CorrectionMarker=' ') - only if SpousePNR has value and CivilStatus is P,O or L – or D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/>
          <table:table-cell table:style-name="ce44"/>
          <table:table-cell table:style-name="L4" table:number-columns-repeated="2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partner), False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registered partner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False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abolition/longest living/dead, false otherwi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L3" office:value-type="string">
            <text:p>Only if Disempowerment.Relation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Disempowerment.RelationPN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 table:number-columns-repeated="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DisempowermentEndDate</text:p>
          </table:table-cell>
        </table:table-row>
        <table:table-row table:style-name="ro15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StartRecord.ProductionDate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Tilstand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CivilStatus</text:p>
          </table:table-cell>
          <table:covered-table-cell table:number-columns-repeated="10"/>
          <table:covered-table-cell table:style-name="Mapping"/>
        </table:table-row>
        <table:table-row table:style-name="ro8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  <table:table-cell table:style-name="Mapping" office:value-type="string">
            <text:p>Separatet (CurrentSeparation not null), CurrentCivilStatus.CivilStatus otherwi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style-name="ce12"/>
          <table:covered-table-cell table:style-name="ce17"/>
          <table:covered-table-cell table:style-name="ce24"/>
          <table:covered-table-cell table:style-name="ce29"/>
          <table:covered-table-cell table:style-name="ce33"/>
          <table:covered-table-cell table:style-name="ce37"/>
          <table:covered-table-cell table:number-columns-repeated="4" table:style-name="ce38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1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  <table:table-cell table:style-name="Mapping" office:value-type="string">
            <text:p>Date(CurrentSeparation.SeparationStartDate, CurrentSeparation.SeparationStartDateUncertainty) if CurrentSeparation not null, Date(CurrentCivilStatus.CivilStatusStartDate, CurrentCivilStatus.CivilStatusStartDateUncertainty) otherwise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LivStatus</text:p>
          </table:table-cell>
          <table:covered-table-cell table:number-columns-repeated="10"/>
          <table:covered-table-cell table:style-name="ce38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  <table:table-cell table:style-name="Mapping" office:value-type="string">
            <text:p>PersonInformation.Status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 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  <table:table-cell table:style-name="Mapping" office:value-type="string">
            <text:p>Date (PersonInformation.StatusStartDate, PersonInformation.StatusDateUncertainty)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39" office:value-type="string" table:number-columns-spanned="4" table:number-rows-spanned="1">
            <text:p>(Array of all objects of type Virkning or TilstandVirkning in the RegistreringType object)</text:p>
          </table:table-cell>
          <table:covered-table-cell table:number-columns-repeated="3" table:style-name="ce38"/>
        </table:table-row>
        <table:table-row table:style-name="ro3" table:number-rows-repeated="104838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align="middle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22/10/2012</text:date>, <text:time>16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10-22T16:36:09.90</dc:date>
    <meta:editing-duration>P1DT11H47M47S</meta:editing-duration>
    <meta:editing-cycles>69</meta:editing-cycles>
    <meta:generator>LibreOffice/3.4$Win32 LibreOffice_project/340m1$Build-103</meta:generator>
    <meta:document-statistic meta:table-count="3" meta:cell-count="801" meta:object-count="0"/>
  </office:meta>
</office:document-meta>
</file>